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3.3362in"/>
    </style:style>
    <style:style style:name="co3" style:family="table-column">
      <style:table-column-properties fo:break-before="auto" style:column-width="1.3in"/>
    </style:style>
    <style:style style:name="ro1" style:family="table-row">
      <style:table-row-properties style:row-height="0.2016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office:value-type="string" calcext:value-type="string">
            <text:p>dick-dün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ässlich-schö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übergewichtig-untergewicht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räft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orpul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a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lan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ll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ür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übs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pflegt-ungepfleg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skulö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eitschultr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mutzig-sau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muddel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erknitte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mmel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ndli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m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lt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op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llb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kämmt-ungekämm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erzaust-gut frisie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ütteres Haar-dichtes Ha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tbacken Frisur-modisch Fris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lampig-elega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ss dir deshalb keine grauen Haare wachs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 stehen mir ja die Haare zu Berge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e findet immer in Haar in der Supp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 lässt nie ein gutes Haar an ihr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hr fresst mir noch die Haare vom Kopf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e hat Haare auf den Zähn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s ist doch haarsträuben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 kann niemandem ein Haar krümm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ber das ist doch and den Haaren herbeigezogen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s wäre um ein Haar schiefgegang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e haben sich mal wieder in die Haare gekrieg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s ist doch Haarspalterei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e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t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tanzie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eb zu den Kinder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uverläss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duldig-ungeduld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t gela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goistis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n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span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eundlich-unfreundli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öflich-unhöfli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mpatisch-unsympatis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eißig-fa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teressant-langweil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ige-mut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rnünftig-unvernünft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mm-klu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lerant-intolera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öhlich-traur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nsibel-unsens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ech-bra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ontaktfreudig-zurückhalte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mistisch-pessimistis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cker-pinkel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scheiden-eingebild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onservativ-progressi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ktiv-passi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ustig-traur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t-bö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mperamentvo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mherz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ntasievo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rma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elseitig interessie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uflich gefestig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ranlagu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astb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en-verschloss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igenart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bstbewus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ebenswürd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roga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erflächli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unis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ntli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kultivie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ausgeglich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ur wie ein Bo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ft wie ein Lam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lau wie ein Fuc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tig wie ein Löw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ech wie Osk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eißig wie eine Bie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 bist ja nich auf den Kopf gefall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ump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geschick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 verdient genug, dreht aber jeden Pfennig dreimal um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bwarten und Tee trink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 benimmt sich wie ein Elefant im Porzellanlad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 kannst ein Auge zudrück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 hat das Herz auf dem rechten Fleck.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20:14:15.637889469</meta:creation-date>
    <dc:date>2016-01-08T20:39:01.471883454</dc:date>
    <meta:editing-duration>PT8M15S</meta:editing-duration>
    <meta:editing-cycles>1</meta:editing-cycles>
    <meta:document-statistic meta:table-count="1" meta:cell-count="104" meta:object-count="0"/>
    <meta:generator>LibreOffice/4.2.8.2$Linux_X86_64 LibreOffice_project/420m0$Build-2</meta:generator>
  </office:meta>
</office:document-meta>
</file>